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7" table:number-rows-spanned="1">
            <text:p>Piquet cheatsheet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ard deal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2 cards each in batches of two or th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aining 8 form the talon, arranged 5 + 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arte blanc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f only numerals are dealt declare blank and score 10 pt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the exchan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der discards 1 to 5 car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ounger discards 0 up to the cards remaining on the tal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declarations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oint</text:p>
          </table:table-cell>
          <table:table-cell office:value-type="string" calcext:value-type="string">
            <text:p># of cards in suit.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Tiebreaker: sum of values (Ace is 11, court cards are 10)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sequence</text:p>
          </table:table-cell>
          <table:table-cell office:value-type="string" calcext:value-type="string">
            <text:p>3 or more cards in the same suit. Value is # of cards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plus a bonus of 10 for sequences <text:s/>≥ 5. Tiebreaker: highest card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set</text:p>
          </table:table-cell>
          <table:table-cell office:value-type="string" calcext:value-type="string">
            <text:p>three (trio) or four (quatorze) same cards (Tens or higher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alue is 3 for <text:span text:style-name="T1">trios</text:span> and 14 for <text:span text:style-name="T1">quatorze</text:span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ebreaker: highest car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tricks</text:p>
          </table:table-cell>
          <table:table-cell office:value-type="string" calcext:value-type="string">
            <text:p>Elder scores 1 for leading (this is per deal, not per tric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ou score 1 for winning a trick lead by you, 2 if lead by the opponent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scoring bonus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pique</text:p>
          </table:table-cell>
          <table:table-cell office:value-type="string" calcext:value-type="string">
            <text:p>bonus of 60 if 30 or more pts are scored for combinations al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fore tricks begi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ique</text:p>
          </table:table-cell>
          <table:table-cell office:value-type="string" calcext:value-type="string">
            <text:p>Elder receives bonus of 30 if 30 or more pts are scored befo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ounger has scored anything at all (tricks are included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ards bonus</text:p>
          </table:table-cell>
          <table:table-cell office:value-type="string" calcext:value-type="string">
            <text:p>if you win a majority of tricks you get 10 p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apot</text:p>
          </table:table-cell>
          <table:table-cell office:value-type="string" calcext:value-type="string">
            <text:p>if you win all tricks you get 40 pts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A partie consists of 6 deals; winner is declared after summing the scores in all 6 deal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0T14:00:07.525343061</meta:creation-date>
    <dc:date>2023-08-10T14:34:24.468005798</dc:date>
    <meta:editing-duration>PT23M57S</meta:editing-duration>
    <meta:editing-cycles>11</meta:editing-cycles>
    <meta:generator>LibreOffice/6.4.7.2$Linux_X86_64 LibreOffice_project/40$Build-2</meta:generator>
    <meta:document-statistic meta:table-count="1" meta:cell-count="35" meta:object-count="0"/>
  </office:meta>
</office:document-meta>
</file>